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82f38" officeooo:paragraph-rsid="00082f38"/>
    </style:style>
    <style:style style:name="P2" style:family="paragraph" style:parent-style-name="Heading_20_3">
      <style:text-properties officeooo:rsid="0009c022" officeooo:paragraph-rsid="0009c022"/>
    </style:style>
    <style:style style:name="P3" style:family="paragraph" style:parent-style-name="Text_20_body">
      <style:text-properties officeooo:rsid="00082f38" officeooo:paragraph-rsid="00082f38"/>
    </style:style>
    <style:style style:name="P4" style:family="paragraph" style:parent-style-name="Text_20_body">
      <style:text-properties officeooo:rsid="0009e63d" officeooo:paragraph-rsid="0009e63d"/>
    </style:style>
    <style:style style:name="P5" style:family="paragraph" style:parent-style-name="Text_20_body">
      <style:text-properties officeooo:paragraph-rsid="0009e63d"/>
    </style:style>
    <style:style style:name="T1" style:family="text">
      <style:text-properties officeooo:rsid="000967fa"/>
    </style:style>
    <style:style style:name="T2" style:family="text">
      <style:text-properties officeooo:rsid="0009c022"/>
    </style:style>
    <style:style style:name="T3" style:family="text">
      <style:text-properties officeooo:rsid="0009e63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uting </text:h>
      <text:p text:style-name="P3">Routing nennt sich die Wegfindung für ein Datenpaket in einem Netzwerk. <text:span text:style-name="T1">Dabei wird der Weg zum Ziel anhand einem oder mehreren Kriterien ermittelt. Je mehr Kriterien berücksichtigt werden müssen, desto genauer und gezielter ist der Weg zum Ziel. </text:span><text:span text:style-name="T2">Der Zeitaufwand der Berechnung des Wegs nimmt dabei aber zu.</text:span></text:p>
      <text:p text:style-name="P3"/>
      <text:h text:style-name="P2" text:outline-level="3">Routing-Tabelle</text:h>
      <text:p text:style-name="P4">Die Routing-Tabelle enthält die umfassende und aktuelle Wegbeschreibung durch das Netz. In ihr sind alle bekannten Routen eingetragen. Die Routing-Tabelle wird entweder manuell gefüllt, oder dynamisch im Austausch mit anderen nahelegenden Routern gepflegt.</text:p>
      <text:p text:style-name="P4">Die Routing-Tabelle enthält möglicherweise folgende Angaben:</text:p>
      <text:p text:style-name="P5"><text:span text:style-name="T3"><text:tab/>• </text:span>Protokolltyp. Der Typ des Routing-Protokolls, das den <text:tab/> <text:tab/> <text:s/>Eintrag in der Routing-Tabelle erstellt hat.</text:p>
      <text:p text:style-name="P5"><text:span text:style-name="T3"><text:tab/>• </text:span>Verknüpfungen zwischen Empfängern und dem nächsten Hop </text:p>
      <text:p text:style-name="P5"><text:span text:style-name="T3"><text:tab/>• </text:span>Routing-Metriken. Verschiedene Routing-Protokolle verwenden <text:tab/> <text:s/>unterschiedliche Metriken </text:p>
      <text:p text:style-name="P5"><text:span text:style-name="T3"><text:tab/>• </text:span>Ausgangsport. Dies ist der Port, über den die Daten <text:tab/><text:tab/> <text:s/>gesendet werden müssen, um zum gewünschten Empfänger zu <text:tab/> <text:s text:c="2"/><text:tab/> <text:s/>gelange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1T10:22:42.170000000</meta:creation-date>
    <dc:date>2021-02-11T11:27:27.676000000</dc:date>
    <meta:editing-duration>PT3M5S</meta:editing-duration>
    <meta:editing-cycles>1</meta:editing-cycles>
    <meta:document-statistic meta:table-count="0" meta:image-count="0" meta:object-count="0" meta:page-count="1" meta:paragraph-count="9" meta:word-count="137" meta:character-count="1032" meta:non-whitespace-character-count="877"/>
    <meta:generator>LibreOffice/6.4.1.2$Windows_X86_64 LibreOffice_project/4d224e95b98b138af42a64d84056446d09082932</meta:generator>
  </office:meta>
</office:document-meta>
</file>